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52" table:style-name="ce9">
            <text:p>5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44" table:style-name="ce9">
            <text:p>4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148" table:style-name="ce9">
            <text:p>1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148" table:style-name="ce9">
            <text:p>1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174" table:style-name="ce9">
            <text:p>17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169" table:style-name="ce9">
            <text:p>16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float" office:value="44" table:style-name="ce9">
            <text:p>4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office:value-type="float" office:value="87" table:style-name="ce9">
            <text:p>8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148" table:style-name="ce9">
            <text:p>1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141" table:style-name="ce9">
            <text:p>14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67" table:style-name="ce9">
            <text:p>6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171" table:style-name="ce9">
            <text:p>17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233" table:style-name="ce9">
            <text:p>23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143" table:style-name="ce9">
            <text:p>14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48" table:style-name="ce9">
            <text:p>1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96" table:style-name="ce9">
            <text:p>9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96" table:style-name="ce9">
            <text:p>9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02" table:style-name="ce9">
            <text:p>10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96" table:style-name="ce9">
            <text:p>9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23" table:style-name="ce9">
            <text:p>1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09" table:style-name="ce9">
            <text:p>10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49" table:style-name="ce9">
            <text:p>149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123" table:style-name="ce9">
            <text:p>1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71" table:style-name="ce9">
            <text:p>7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146" table:style-name="ce9">
            <text:p>14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float" office:value="74" table:style-name="ce9">
            <text:p>7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office:value-type="float" office:value="71" table:style-name="ce9">
            <text:p>71</text:p>
          </table:table-cell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RCC RCCD</meta:initial-creator>
    <dc:creator>Hunter Vint</dc:creator>
    <meta:creation-date>2017-01-25T10:21:36Z</meta:creation-date>
    <dc:date>2017-11-06T06:09:50Z</dc:date>
    <meta:editing-cycles>8</meta:editing-cycles>
    <meta:editing-duration>PT2719S</meta:editing-duration>
  </office:meta>
</office:document-meta>
</file>